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548235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FFFFFF"/>
    </style:style>
    <style:style style:name="ce2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72C4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548235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ych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5">
            <text:p>CLIENT</text:p>
          </table:table-cell>
          <table:table-cell office:value-type="string" table:style-name="ce6">
            <text:p>DESIGNATIONS</text:p>
          </table:table-cell>
          <table:table-cell office:value-type="string" table:style-name="ce4">
            <text:p>CODE Clyché</text:p>
          </table:table-cell>
          <table:table-cell office:value-type="string" table:style-name="ce6">
            <text:p>CLR</text:p>
          </table:table-cell>
          <table:table-cell office:value-type="string" table:style-name="ce6">
            <text:p>DEV (mm)</text:p>
          </table:table-cell>
          <table:table-cell office:value-type="string" table:style-name="ce6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1</text:p>
          </table:table-cell>
          <table:table-cell office:value-type="string" table:style-name="ce8">
            <text:p>BEST RAZANE</text:p>
          </table:table-cell>
          <table:table-cell office:value-type="string" table:style-name="ce2">
            <text:p>AMALGAME GAUFRETTE <text:s text:c="2"/>(CHOCO/FRAISE/VANILLE)</text:p>
          </table:table-cell>
          <table:table-cell office:value-type="string" table:style-name="ce2">
            <text:p>6416-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4766" table:formula="of:=7946+6820+9800+10200" table:style-name="ce2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2</text:p>
          </table:table-cell>
          <table:table-cell office:value-type="string" table:style-name="ce8">
            <text:p>SIM (2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250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770000" table:style-name="ce2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3</text:p>
          </table:table-cell>
          <table:table-cell office:value-type="string" table:style-name="ce8">
            <text:p>SIM (3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8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587408" table:formula="of:=342279+118036+127093" table:style-name="ce2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4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3950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82122" table:formula="of:=42246+9651+10574+4300+4812+10539" table:style-name="ce2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5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SEMOULE DEMI GROSSE <text:s/>1 KG</text:p>
          </table:table-cell>
          <table:table-cell office:value-type="string" table:style-name="ce2">
            <text:p>6582-24<text:s text:c="2"/>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83462" table:formula="of:=20614+11100+9962+10484+10344+10458+10500" table:style-name="ce2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6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CITRON)</text:p>
          </table:table-cell>
          <table:table-cell office:value-type="string" table:style-name="ce2">
            <text:p>24PF02873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39377" table:formula="of:=79670+157459+442+255106+46700" table:style-name="ce9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DOUBLE MIX)</text:p>
          </table:table-cell>
          <table:table-cell office:value-type="string" table:style-name="ce2">
            <text:p>24PF0287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417173" table:formula="of:=103176+6929+8809+10160+148599+99600+39900" table:style-name="ce2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8</text:p>
          </table:table-cell>
          <table:table-cell office:value-type="string" table:style-name="ce8">
            <text:p>SAFIN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6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09</text:p>
          </table:table-cell>
          <table:table-cell office:value-type="string" table:style-name="ce8">
            <text:p>SAFINA 2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ID24113681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10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RITELLE</text:p>
          </table:table-cell>
          <table:table-cell office:value-type="string" table:style-name="ce2">
            <text:p>AL 5509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89743" table:formula="of:=1348+19000+19895+49500" table:style-name="ce2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1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IPS MARIA</text:p>
          </table:table-cell>
          <table:table-cell office:value-type="string" table:style-name="ce2">
            <text:p>AL 5688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92395" table:formula="of:=2422+59129+18500+18802+19608+19685+19753+19769+48912+86505+79310" table:style-name="ce2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2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FROMAGE/POULET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3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AHCHOUCHE</text:p>
          </table:table-cell>
          <table:table-cell office:value-type="string" table:style-name="ce2">
            <text:p>AL 5926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446794" table:formula="of:=43707+12448+110627+46997+629+79414+57707+46765+48500" table:style-name="ce2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NI FAHCHOUCHE</text:p>
          </table:table-cell>
          <table:table-cell office:value-type="string" table:style-name="ce2">
            <text:p>AL 6017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5548" table:formula="of:=59060+39519+33354+24928+58687" table:style-name="ce2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STER FAHCHOUCHE</text:p>
          </table:table-cell>
          <table:table-cell office:value-type="string" table:style-name="ce2">
            <text:p>AL 654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99570" table:formula="of:=76262+23308" table:style-name="ce2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PAPATCHI</text:p>
          </table:table-cell>
          <table:table-cell office:value-type="string" table:style-name="ce10">
            <text:p>00871676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9155" table:style-name="ce2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7</text:p>
          </table:table-cell>
          <table:table-cell office:value-type="string" table:style-name="ce8">
            <text:p>LAGANA</text:p>
          </table:table-cell>
          <table:table-cell office:value-type="string" table:style-name="ce2">
            <text:p>RAVIOLLI POULET</text:p>
          </table:table-cell>
          <table:table-cell office:value-type="string" table:style-name="ce2">
            <text:p>AL 3839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4059" table:style-name="ce2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8</text:p>
          </table:table-cell>
          <table:table-cell office:value-type="string" table:style-name="ce8">
            <text:p>MENDIL</text:p>
          </table:table-cell>
          <table:table-cell office:value-type="string" table:style-name="ce2">
            <text:p>AMALGAME DOSETTE SAUCE</text:p>
          </table:table-cell>
          <table:table-cell office:value-type="string" table:style-name="ce2">
            <text:p>7524-2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6074" table:style-name="ce2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9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CRISTA ETIQUETTE EAU 0,5 L</text:p>
          </table:table-cell>
          <table:table-cell office:value-type="string" table:style-name="ce2">
            <text:p>6920-24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5132" table:formula="of:=7609+7523" table:style-name="ce2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0</text:p>
          </table:table-cell>
          <table:table-cell office:value-type="string" table:style-name="ce8">
            <text:p>BARAKA</text:p>
          </table:table-cell>
          <table:table-cell office:value-type="string" table:style-name="ce2">
            <text:p>SEMOULE SUPERIEURE <text:s/>1 KG</text:p>
          </table:table-cell>
          <table:table-cell office:value-type="string" table:style-name="ce2">
            <text:p>AL 3567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21</text:p>
          </table:table-cell>
          <table:table-cell office:value-type="string" table:style-name="ce8">
            <text:p>AMOUR</text:p>
          </table:table-cell>
          <table:table-cell office:value-type="string" table:style-name="ce2">
            <text:p>SEMOULE MOYENE <text:s/>1 KG</text:p>
          </table:table-cell>
          <table:table-cell office:value-type="string" table:style-name="ce2">
            <text:p>24PF03321</text:p>
          </table:table-cell>
          <table:table-cell office:value-type="string" table:style-name="ce2">
            <text:p>8 clrs</text:p>
          </table:table-cell>
          <table:table-cell office:value-type="float" office:value="680" table:style-name="ce2">
            <text:p>680</text:p>
          </table:table-cell>
          <table:table-cell office:value-type="float" office:value="2304" table:style-name="ce2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2</text:p>
          </table:table-cell>
          <table:table-cell office:value-type="string" table:style-name="ce8">
            <text:p><text:s/>RAZANE</text:p>
          </table:table-cell>
          <table:table-cell office:value-type="string" table:style-name="ce2">
            <text:p>SEMOULE MOYENE <text:s/>1 KG <text:s text:c="5"/>(SIDI MEJBEUR)</text:p>
          </table:table-cell>
          <table:table-cell office:value-type="string" table:style-name="ce2">
            <text:p><text:s/>5227 - 24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3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13"/>AMALGAME CHIPS <text:s text:c="2"/>(BBQ/FROMAGE/POULET)</text:p>
          </table:table-cell>
          <table:table-cell office:value-type="string" table:style-name="ce2">
            <text:p><text:s/>5158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29436" table:formula="of:=29007+429" table:style-name="ce2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4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9"/>AMALGAME CHIPS <text:s text:c="2"/>(KETCHUP/PIZZA/PIQUANT)</text:p>
          </table:table-cell>
          <table:table-cell office:value-type="string" table:style-name="ce2">
            <text:p><text:s/>5157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102445" table:formula="of:=18424+19899+18500+4000+9000+9450+23172" table:style-name="ce2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5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DARNA <text:s text:c="12"/>AMALGAME CHIPS <text:s text:c="2"/>(BBQ/PIZZA/FROMAGE)</text:p>
          </table:table-cell>
          <table:table-cell office:value-type="string" table:style-name="ce2">
            <text:p>9308 - 2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148165" table:formula="of:=37995+49770+39900+20500" table:style-name="ce2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6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BIG NICE <text:s text:c="14"/>AMALGAME CHIPS <text:s text:c="2"/>(BBQ/PIZZA/FROMAGE)</text:p>
          </table:table-cell>
          <table:table-cell office:value-type="string" table:style-name="ce2">
            <text:p>9744-24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03380" table:formula="of:=39306+9745+19829+14600+19900" table:style-name="ce2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7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8 <text:s/>PIECES<text:s/></text:p>
          </table:table-cell>
          <table:table-cell office:value-type="string" table:style-name="ce2">
            <text:p>24PF03296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58741" table:formula="of:=9941+20000+28800" table:style-name="ce2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8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NEJMOU <text:s text:c="2"/>8 <text:s/>PIECES<text:s/></text:p>
          </table:table-cell>
          <table:table-cell office:value-type="string" table:style-name="ce2">
            <text:p>24PF0313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30385" table:formula="of:=9625+20760" table:style-name="ce2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9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IMS</text:p>
          </table:table-cell>
          <table:table-cell office:value-type="string" table:style-name="ce2">
            <text:p>24PF03318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14243" table:style-name="ce2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0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RONDA</text:p>
          </table:table-cell>
          <table:table-cell office:value-type="string" table:style-name="ce2">
            <text:p>24PF03317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14995" table:style-name="ce2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1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UCHETTE <text:s/>GM <text:s/>125 Gr</text:p>
          </table:table-cell>
          <table:table-cell office:value-type="string" table:style-name="ce3">
            <text:p>00873222-001</text:p>
          </table:table-cell>
          <table:table-cell office:value-type="string" table:style-name="ce3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9090.900000000001" table:style-name="ce2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2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TWIN <text:s/>CHOCO <text:s/>20 <text:s/>GR</text:p>
          </table:table-cell>
          <table:table-cell office:value-type="string" table:style-name="ce2">
            <text:p>AL 5776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408920" table:formula="of:=118326+18990+19559+19705+16874+17053+2876+63204+79333+53000" table:style-name="ce2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3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YOGA <text:s/>FRAISE 45 <text:s/>GR</text:p>
          </table:table-cell>
          <table:table-cell office:value-type="string" table:style-name="ce3">
            <text:p>AL 6863</text:p>
          </table:table-cell>
          <table:table-cell office:value-type="string" table:style-name="ce11">
            <text:p>7 clrs</text:p>
          </table:table-cell>
          <table:table-cell office:value-type="float" office:value="680" table:style-name="ce3">
            <text:p>680</text:p>
          </table:table-cell>
          <table:table-cell office:value-type="float" office:value="103409" table:formula="of:=44981+58428" table:style-name="ce3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4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CACAHUETTE/3 FROMAGES)</text:p>
          </table:table-cell>
          <table:table-cell office:value-type="string" table:style-name="ce2">
            <text:p>6604-24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39969" table:formula="of:=39969" table:style-name="ce2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5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FROMAGE)</text:p>
          </table:table-cell>
          <table:table-cell office:value-type="string" table:style-name="ce2">
            <text:p>6968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87713" table:formula="of:=9197+10000+9900+9569+9902+9909+9701+10000+9535" table:style-name="ce2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6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AMALGAME MINI LUX <text:s text:c="2"/>(BBQ/FROMAGE/PIZZA)</text:p>
          </table:table-cell>
          <table:table-cell office:value-type="string" table:style-name="ce2">
            <text:p>741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6959" table:formula="of:=18109+19700+18643+19641+20866" table:style-name="ce2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7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CHOCO)</text:p>
          </table:table-cell>
          <table:table-cell office:value-type="string" table:style-name="ce2">
            <text:p>24PF04200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44043" table:formula="of:=84541+59502" table:style-name="ce2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8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FERAISE)</text:p>
          </table:table-cell>
          <table:table-cell office:value-type="string" table:style-name="ce2">
            <text:p>24PF0420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63289" table:formula="of:=40541+22342+406" table:style-name="ce2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9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MAX <text:s text:c="2"/>(CHOCO)</text:p>
          </table:table-cell>
          <table:table-cell office:value-type="string" table:style-name="ce2">
            <text:p>24PF04739</text:p>
          </table:table-cell>
          <table:table-cell office:value-type="string" table:style-name="ce2">
            <text:p>7 clrs</text:p>
          </table:table-cell>
          <table:table-cell office:value-type="float" office:value="640" table:style-name="ce2">
            <text:p>640</text:p>
          </table:table-cell>
          <table:table-cell office:value-type="float" office:value="59595" table:formula="of:=20724+38871" table:style-name="ce2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0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/>(CHOCO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84003" table:formula="of:=39578+44425" table:style-name="ce2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1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 text:c="2"/>AMALGAME <text:s/>(AMANDE/FRAISE/CARAMELLE)</text:p>
          </table:table-cell>
          <table:table-cell office:value-type="string" table:style-name="ce2">
            <text:p>,,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0" table:style-name="ce2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2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BILUX <text:s text:c="6"/>GAUFRETTE (VANILLE)</text:p>
          </table:table-cell>
          <table:table-cell office:value-type="string" table:style-name="ce2">
            <text:p>AL 569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52889" table:formula="of:=34289+18600" table:style-name="ce2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3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POTATO)</text:p>
          </table:table-cell>
          <table:table-cell office:value-type="string" table:style-name="ce2">
            <text:p>AL 683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70777" table:formula="of:=43618+63039+67320+96800" table:style-name="ce2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4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RINGS)</text:p>
          </table:table-cell>
          <table:table-cell office:value-type="string" table:style-name="ce2">
            <text:p>AL 683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29116" table:formula="of:=40010+28064+12579+13545+40900+27200+66818" table:style-name="ce2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CRISPY)</text:p>
          </table:table-cell>
          <table:table-cell office:value-type="string" table:style-name="ce2">
            <text:p>25PF04974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38348" table:formula="of:=94077+31877+31814+80580" table:style-name="ce2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6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<text:s text:c="2"/>GAUFRETTE <text:s text:c="2"/>ANA <text:s text:c="3"/>(PISTACHE)</text:p>
          </table:table-cell>
          <table:table-cell office:value-type="string" table:style-name="ce2">
            <text:p>24PF04880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59958" table:style-name="ce2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7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ROLL <text:s text:c="2"/>(CHOCO)</text:p>
          </table:table-cell>
          <table:table-cell office:value-type="string" table:style-name="ce3">
            <text:p>25PF05001</text:p>
          </table:table-cell>
          <table:table-cell office:value-type="string" table:style-name="ce3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25705.5" table:formula="of:=24195.5+101510" table:style-name="ce2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8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TAR <text:s text:c="6"/>AMALGAME <text:s text:c="3"/>(BBQ/FROMAGE)</text:p>
          </table:table-cell>
          <table:table-cell office:value-type="string" table:style-name="ce3">
            <text:p>8172-24</text:p>
          </table:table-cell>
          <table:table-cell office:value-type="string" table:style-name="ce3">
            <text:p>8 clrs</text:p>
          </table:table-cell>
          <table:table-cell office:value-type="float" office:value="660" table:style-name="ce3">
            <text:p>660</text:p>
          </table:table-cell>
          <table:table-cell office:value-type="float" office:value="84233" table:style-name="ce12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9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MALL <text:s text:c="6"/>AMALGAME <text:s text:c="3"/>(PIZZA/TACAUS/POULET)</text:p>
          </table:table-cell>
          <table:table-cell office:value-type="string" table:style-name="ce2">
            <text:p>8171-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office:value-type="float" office:value="118515" table:formula="of:=59009+39595+19911" table:style-name="ce2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0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KETCHUP/BBQ/FROMAGE-OGNON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9043" table:style-name="ce2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1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MERGUEZ/PIQUANT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GOLD/BADR GOLD)</text:p>
          </table:table-cell>
          <table:table-cell office:value-type="string" table:style-name="ce3">
            <text:p>8712-24</text:p>
          </table:table-cell>
          <table:table-cell office:value-type="string" table:style-name="ce3">
            <text:p>7 clrs</text:p>
          </table:table-cell>
          <table:table-cell office:value-type="float" office:value="620" table:style-name="ce3">
            <text:p>620</text:p>
          </table:table-cell>
          <table:table-cell office:value-type="float" office:value="22363" table:style-name="ce3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3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BUENO/BADR BUENO)</text:p>
          </table:table-cell>
          <table:table-cell office:value-type="string" table:style-name="ce2">
            <text:p>8711-24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4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BISCUIT <text:s text:c="2"/>(FRAISE/VANILLE)</text:p>
          </table:table-cell>
          <table:table-cell office:value-type="string" table:style-name="ce2">
            <text:p>24PF04217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office:value-type="float" office:value="55121" table:style-name="ce2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5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<text:s/>(GELLY)</text:p>
          </table:table-cell>
          <table:table-cell office:value-type="string" table:style-name="ce3">
            <text:p>10301-24</text:p>
          </table:table-cell>
          <table:table-cell office:value-type="string" table:style-name="ce3">
            <text:p>7 clrs</text:p>
          </table:table-cell>
          <table:table-cell office:value-type="float" office:value="560" table:style-name="ce3">
            <text:p>560</text:p>
          </table:table-cell>
          <table:table-cell office:value-type="float" office:value="26072" table:style-name="ce3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6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<text:s text:c="6"/>(CHOCO BALLS)</text:p>
          </table:table-cell>
          <table:table-cell office:value-type="string" table:style-name="ce2">
            <text:p>8837-24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5311" table:style-name="ce2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7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5 KG</text:p>
          </table:table-cell>
          <table:table-cell office:value-type="string" table:style-name="ce3">
            <text:p>9019 - 24</text:p>
          </table:table-cell>
          <table:table-cell office:value-type="string" table:style-name="ce3">
            <text:p>4 <text:s/>clrs</text:p>
          </table:table-cell>
          <table:table-cell office:value-type="float" office:value="640" table:style-name="ce2">
            <text:p>640</text:p>
          </table:table-cell>
          <table:table-cell office:value-type="float" office:value="25526" table:style-name="ce2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8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FINE <text:s/>2 KG</text:p>
          </table:table-cell>
          <table:table-cell table:style-name="ce2"/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9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GROSSE <text:s/>2 KG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8601" table:style-name="ce2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0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LION BLANC <text:s text:c="2"/>(SOUS VETEMENT)</text:p>
          </table:table-cell>
          <table:table-cell office:value-type="string" table:style-name="ce2">
            <text:p>9470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19965" table:style-name="ce2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1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MADAS BALLS</text:p>
          </table:table-cell>
          <table:table-cell office:value-type="string" table:style-name="ce3">
            <text:p>10082-24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office:value-type="float" office:value="19646" table:style-name="ce3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2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TOUMI TROUSSE</text:p>
          </table:table-cell>
          <table:table-cell office:value-type="string" table:style-name="ce2">
            <text:p>9622-24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54" table:style-name="ce2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KETCHUP</text:p>
          </table:table-cell>
          <table:table-cell office:value-type="string" table:style-name="ce13">
            <text:p>24PF0477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57034" table:style-name="ce2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BBQ</text:p>
          </table:table-cell>
          <table:table-cell office:value-type="string" table:style-name="ce3">
            <text:p>24PF04877</text:p>
          </table:table-cell>
          <table:table-cell office:value-type="string" table:style-name="ce3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240075" table:style-name="ce2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MOYEN <text:s/>1 KG</text:p>
          </table:table-cell>
          <table:table-cell office:value-type="string" table:style-name="ce2">
            <text:p>iD24124392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60990" table:formula="of:=36175+37502+46524+1637+39152" table:style-name="ce2">
            <text:p>160990</text:p>
          </table:table-cell>
          <table:table-cell table:number-columns-repeated="16377"/>
        </table:table-row>
        <table:table-row table:style-name="ro2">
          <table:table-cell table:style-name="ce7"/>
          <table:table-cell table:style-name="ce8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7">
            <text:p>25F00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GROS <text:s/>1 KG</text:p>
          </table:table-cell>
          <table:table-cell office:value-type="string" table:style-name="ce11">
            <text:p>iD25010239</text:p>
          </table:table-cell>
          <table:table-cell office:value-type="string" table:style-name="ce3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9407.800000000003" table:formula="of:=19057.8+20350" table:style-name="ce2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<text:s/>FIN <text:s/>1 KG</text:p>
          </table:table-cell>
          <table:table-cell office:value-type="string" table:style-name="ce3">
            <text:p>iD25010238</text:p>
          </table:table-cell>
          <table:table-cell office:value-type="string" table:style-name="ce3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46028.5" table:formula="of:=19338.5+26690" table:style-name="ce2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HORBA <text:s text:c="4"/>500 GR</text:p>
          </table:table-cell>
          <table:table-cell office:value-type="string" table:style-name="ce2">
            <text:p>4446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16600" table:formula="of:=49300+49400+17900" table:style-name="ce2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GRAND <text:s/>8 <text:s text:c="4"/>500 GR</text:p>
          </table:table-cell>
          <table:table-cell office:value-type="string" table:style-name="ce2">
            <text:p>4449-25</text:p>
          </table:table-cell>
          <table:table-cell office:value-type="string" table:style-name="ce2">
            <text:p>6 clrs</text:p>
          </table:table-cell>
          <table:table-cell office:value-type="float" office:value="700" table:style-name="ce2">
            <text:p>700</text:p>
          </table:table-cell>
          <table:table-cell office:value-type="float" office:value="62650" table:formula="of:=20550+20700+21400" table:style-name="ce2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MOYEN <text:s/>6 <text:s text:c="4"/>500 GR</text:p>
          </table:table-cell>
          <table:table-cell office:value-type="string" table:style-name="ce2">
            <text:p>4445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53218" table:formula="of:=19000+27000+56900+38318+12000" table:style-name="ce2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PETIT <text:s text:c="5"/>4 <text:s text:c="4"/>500 GR</text:p>
          </table:table-cell>
          <table:table-cell office:value-type="string" table:style-name="ce2">
            <text:p>4450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29055" table:formula="of:=18000+18100+40130+12825+40000" table:style-name="ce2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FUSILLI <text:s text:c="4"/>500 GR</text:p>
          </table:table-cell>
          <table:table-cell office:value-type="string" table:style-name="ce2">
            <text:p>445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65207" table:formula="of:=22457+25950+16800" table:style-name="ce2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INGU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75961" table:formula="of:=12131+25300+38530" table:style-name="ce2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MOYEN <text:s text:c="4"/>500 GR</text:p>
          </table:table-cell>
          <table:table-cell office:value-type="string" table:style-name="ce2">
            <text:p>452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40880" table:formula="of:=18000+22880" table:style-name="ce2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PETIT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2280" table:formula="of:=17100+18500+18500+18180" table:style-name="ce2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RPENT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12"/>
          <table:table-cell table:number-columns-repeated="16377"/>
        </table:table-row>
        <table:table-row table:style-name="ro2">
          <table:table-cell office:value-type="string" table:style-name="ce7">
            <text:p>25F01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5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34694" table:formula="of:=11408+23286" table:style-name="ce2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7 <text:s text:c="4"/>500 GR</text:p>
          </table:table-cell>
          <table:table-cell office:value-type="string" table:style-name="ce2">
            <text:p>4651-25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96682" table:formula="of:=19250+59572+17860" table:style-name="ce2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LITLI <text:s text:c="4"/>500 GR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88322" table:formula="of:=18067+36557+15538+18160" table:style-name="ce2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ORSADES <text:s text:c="4"/>500 GR</text:p>
          </table:table-cell>
          <table:table-cell office:value-type="string" table:style-name="ce2">
            <text:p>4590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58715" table:formula="of:=19415+20300+19000" table:style-name="ce2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VERMICELES <text:s text:c="4"/>500 GR</text:p>
          </table:table-cell>
          <table:table-cell office:value-type="string" table:style-name="ce2">
            <text:p>453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04710" table:formula="of:=43350+43360+18000" table:style-name="ce2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ANNEAUX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40" table:formula="of:=20300+19740" table:style-name="ce2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ESCARGOTS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3757" table:formula="of:=11896+23441+18420+20000" table:style-name="ce2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ANGUES D'OISEAU <text:s text:c="4"/>500 GR</text:p>
          </table:table-cell>
          <table:table-cell office:value-type="string" table:style-name="ce2">
            <text:p>4528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7982" table:formula="of:=21182+18200+18600" table:style-name="ce2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ENNE <text:s text:c="4"/>500 GR</text:p>
          </table:table-cell>
          <table:table-cell office:value-type="string" table:style-name="ce2">
            <text:p>453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25450" table:formula="of:=6100+19350" table:style-name="ce2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1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CHOCO 35 GR)</text:p>
          </table:table-cell>
          <table:table-cell office:value-type="string" table:style-name="ce3">
            <text:p>25PF04911</text:p>
          </table:table-cell>
          <table:table-cell office:value-type="string" table:style-name="ce3">
            <text:p>6 clrs</text:p>
          </table:table-cell>
          <table:table-cell office:value-type="float" office:value="540" table:style-name="ce3">
            <text:p>540</text:p>
          </table:table-cell>
          <table:table-cell office:value-type="float" office:value="76076" table:formula="of:=19738+56338" table:style-name="ce3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2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GOUT TRADITIONNEL)</text:p>
          </table:table-cell>
          <table:table-cell office:value-type="string" table:style-name="ce3">
            <text:p>AL 7336</text:p>
          </table:table-cell>
          <table:table-cell office:value-type="string" table:style-name="ce3">
            <text:p>7 clrs</text:p>
          </table:table-cell>
          <table:table-cell office:value-type="float" office:value="720" table:style-name="ce3">
            <text:p>720</text:p>
          </table:table-cell>
          <table:table-cell office:value-type="float" office:value="1390084" table:formula="of:=78953+75615+64866+10100+57840+41700+1061010" table:style-name="ce3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3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MAQUETTE <text:s/>2)</text:p>
          </table:table-cell>
          <table:table-cell office:value-type="string" table:style-name="ce2">
            <text:p>AL 8826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86514" table:formula="of:=79509+78570+109313+119122" table:style-name="ce2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4</text:p>
          </table:table-cell>
          <table:table-cell office:value-type="string" table:style-name="ce8">
            <text:p>WEJDENE</text:p>
          </table:table-cell>
          <table:table-cell office:value-type="string" table:style-name="ce2">
            <text:p>PATE A GLACER <text:s/>250 GR</text:p>
          </table:table-cell>
          <table:table-cell office:value-type="string" table:style-name="ce3">
            <text:p>25PF05351</text:p>
          </table:table-cell>
          <table:table-cell office:value-type="string" table:style-name="ce3">
            <text:p>4 <text:s/>clrs</text:p>
          </table:table-cell>
          <table:table-cell office:value-type="float" office:value="680" table:style-name="ce3">
            <text:p>680</text:p>
          </table:table-cell>
          <table:table-cell office:value-type="float" office:value="39237" table:formula="of:=26637+12600" table:style-name="ce3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5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COOKITO (CHOCO)</text:p>
          </table:table-cell>
          <table:table-cell office:value-type="string" table:style-name="ce3">
            <text:p>969-25</text:p>
          </table:table-cell>
          <table:table-cell office:value-type="string" table:style-name="ce3">
            <text:p>8 clrs</text:p>
          </table:table-cell>
          <table:table-cell office:value-type="float" office:value="540" table:style-name="ce3">
            <text:p>540</text:p>
          </table:table-cell>
          <table:table-cell office:value-type="float" office:value="19652" table:style-name="ce3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6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1 KG</text:p>
          </table:table-cell>
          <table:table-cell table:style-name="ce11"/>
          <table:table-cell office:value-type="string" table:style-name="ce3">
            <text:p>4 <text:s/>clrs</text:p>
          </table:table-cell>
          <table:table-cell office:value-type="float" office:value="660" table:style-name="ce2">
            <text:p>660</text:p>
          </table:table-cell>
          <table:table-cell office:value-type="float" office:value="31672" table:style-name="ce2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7</text:p>
          </table:table-cell>
          <table:table-cell office:value-type="string" table:style-name="ce8">
            <text:p>MAGIMIX</text:p>
          </table:table-cell>
          <table:table-cell office:value-type="string" table:style-name="ce2">
            <text:p>SERRI CUBE <text:s/>AMALGAME</text:p>
          </table:table-cell>
          <table:table-cell office:value-type="string" table:style-name="ce3">
            <text:p>653 - 25</text:p>
          </table:table-cell>
          <table:table-cell office:value-type="string" table:style-name="ce3">
            <text:p>8 clrs</text:p>
          </table:table-cell>
          <table:table-cell office:value-type="float" office:value="700" table:style-name="ce3">
            <text:p>700</text:p>
          </table:table-cell>
          <table:table-cell office:value-type="float" office:value="17297" table:style-name="ce2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8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FARINE <text:s/>1 KG</text:p>
          </table:table-cell>
          <table:table-cell office:value-type="string" table:style-name="ce3">
            <text:p>25F011</text:p>
          </table:table-cell>
          <table:table-cell office:value-type="string" table:style-name="ce3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3227" table:style-name="ce2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9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E EXTRA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3 clrs</text:p>
          </table:table-cell>
          <table:table-cell office:value-type="float" office:value="660" table:style-name="ce2">
            <text:p>660</text:p>
          </table:table-cell>
          <table:table-cell office:value-type="float" office:value="26281" table:style-name="ce2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0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22234" table:style-name="ce2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1</text:p>
          </table:table-cell>
          <table:table-cell office:value-type="string" table:style-name="ce8">
            <text:p>CHOCODADA</text:p>
          </table:table-cell>
          <table:table-cell office:value-type="string" table:style-name="ce2">
            <text:p>PATE A GLACER <text:s/>500 GR</text:p>
          </table:table-cell>
          <table:table-cell table:style-name="ce2"/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84150" table:formula="of:=19447+14953+49750" table:style-name="ce2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BONUS <text:s/>GAUFRETTE <text:s/>AMALGAME (VANILLE)</text:p>
          </table:table-cell>
          <table:table-cell office:value-type="string" table:style-name="ce2">
            <text:p>1040-25</text:p>
          </table:table-cell>
          <table:table-cell office:value-type="string" table:style-name="ce2">
            <text:p>8 <text:s/>clr</text:p>
          </table:table-cell>
          <table:table-cell office:value-type="float" office:value="700" table:style-name="ce2">
            <text:p>700</text:p>
          </table:table-cell>
          <table:table-cell office:value-type="float" office:value="222870" table:formula="of:=84050+138820" table:style-name="ce2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3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MITCHOU <text:s text:c="2"/>AMALGAME <text:s/>PISTACHE</text:p>
          </table:table-cell>
          <table:table-cell office:value-type="string" table:style-name="ce3">
            <text:p>967-25</text:p>
          </table:table-cell>
          <table:table-cell office:value-type="string" table:style-name="ce3">
            <text:p>8 clrs</text:p>
          </table:table-cell>
          <table:table-cell office:value-type="float" office:value="680" table:style-name="ce3">
            <text:p>680</text:p>
          </table:table-cell>
          <table:table-cell office:value-type="float" office:value="201545" table:formula="of:=39605+50000+48600+63340" table:style-name="ce3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4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PF05668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28289" table:formula="of:=19619+8670" table:style-name="ce2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5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3">
            <text:p>25PF05666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29626" table:formula="of:=20926+8700" table:style-name="ce2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6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GROSSE <text:s/>1 KG</text:p>
          </table:table-cell>
          <table:table-cell office:value-type="string" table:style-name="ce3">
            <text:p>25PF05667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18992" table:formula="of:=10482+8510" table:style-name="ce2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7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CHOCOLAT 16 PIECES)</text:p>
          </table:table-cell>
          <table:table-cell office:value-type="string" table:style-name="ce3">
            <text:p>1017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16490" table:style-name="ce3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8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NOISETTE 16 PIECES)</text:p>
          </table:table-cell>
          <table:table-cell office:value-type="string" table:style-name="ce3">
            <text:p>1016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25F039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(CACAO)</text:p>
          </table:table-cell>
          <table:table-cell office:value-type="string" table:style-name="ce2">
            <text:p>25PF06268</text:p>
          </table:table-cell>
          <table:table-cell office:value-type="string" table:style-name="ce2">
            <text:p>1 clr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40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85 GR</text:p>
          </table:table-cell>
          <table:table-cell office:value-type="string" table:style-name="ce2">
            <text:p>25PF07033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57669" table:style-name="ce2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1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40 GR</text:p>
          </table:table-cell>
          <table:table-cell office:value-type="string" table:style-name="ce2">
            <text:p>25PF07034</text:p>
          </table:table-cell>
          <table:table-cell office:value-type="string" table:style-name="ce2">
            <text:p>6 clrs</text:p>
          </table:table-cell>
          <table:table-cell office:value-type="float" office:value="650" table:style-name="ce2">
            <text:p>650</text:p>
          </table:table-cell>
          <table:table-cell office:value-type="float" office:value="56452" table:formula="of:=36702+19750" table:style-name="ce2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MIKEY MOUSE)</text:p>
          </table:table-cell>
          <table:table-cell office:value-type="string" table:style-name="ce2">
            <text:p>25PF069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192485" table:formula="of:=156500+19235+16750" table:style-name="ce2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3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(CHOCO SHELL)</text:p>
          </table:table-cell>
          <table:table-cell office:value-type="string" table:style-name="ce2">
            <text:p>2110 - 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4100" table:style-name="ce2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BBQ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OUPA (BBQ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59229" table:style-name="ce2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PIZZA/PIZZA)</text:p>
          </table:table-cell>
          <table:table-cell office:value-type="string" table:style-name="ce2">
            <text:p>5894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61150" table:formula="of:=33150+28000" table:style-name="ce2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7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BBQ/FROMAGE)</text:p>
          </table:table-cell>
          <table:table-cell office:value-type="string" table:style-name="ce2">
            <text:p>5895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45772" table:style-name="ce2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/>(<text:span text:style-name="T2">PAS 500mm</text:span>)</text:p>
          </table:table-cell>
          <table:table-cell office:value-type="string" table:style-name="ce3">
            <text:p>1092-25</text:p>
          </table:table-cell>
          <table:table-cell office:value-type="string" table:style-name="ce3">
            <text:p>7 clrs</text:p>
          </table:table-cell>
          <table:table-cell office:value-type="float" office:value="500" table:style-name="ce3">
            <text:p>500</text:p>
          </table:table-cell>
          <table:table-cell office:value-type="float" office:value="705000" table:style-name="ce2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(<text:span text:style-name="T2">HOT</text:span>)</text:p>
          </table:table-cell>
          <table:table-cell office:value-type="string" table:style-name="ce3">
            <text:p>1061-25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2">
            <text:p>4053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448300" table:style-name="ce2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2">
            <text:p>7054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97600" table:formula="of:=277600+120000" table:style-name="ce2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1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6"/>12 GR <text:s text:c="13"/>KETCHUP<text:s text:c="2"/><text:span text:style-name="T2">(VERSION 2 )</text:span></text:p>
          </table:table-cell>
          <table:table-cell office:value-type="string" table:style-name="ce2">
            <text:p>25PF08619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78720" table:formula="of:=58700+59800+59800+100100+60100+80100+260120" table:style-name="ce2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2">
            <text:p>488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57887" table:formula="of:=40087+17800" table:style-name="ce2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2">
            <text:p><text:s/>6352-25</text:p>
          </table:table-cell>
          <table:table-cell office:value-type="string" table:style-name="ce2">
            <text:p>8 <text:s/>clr</text:p>
          </table:table-cell>
          <table:table-cell office:value-type="float" office:value="650" table:style-name="ce2">
            <text:p>650</text:p>
          </table:table-cell>
          <table:table-cell office:value-type="float" office:value="240000" table:style-name="ce2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2"/>12 GR <text:s text:c="17"/>BBQ<text:s text:c="2"/><text:span text:style-name="T2">(VERSION 2 )</text:span></text:p>
          </table:table-cell>
          <table:table-cell office:value-type="string" table:style-name="ce3">
            <text:p>24PF04877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7"/>HOT</text:p>
          </table:table-cell>
          <table:table-cell office:value-type="string" table:style-name="ce2">
            <text:p>762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13610" table:formula="of:=261150+52460" table:style-name="ce2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5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6"/>VERT</text:p>
          </table:table-cell>
          <table:table-cell office:value-type="string" table:style-name="ce2">
            <text:p>4054-25</text:p>
          </table:table-cell>
          <table:table-cell office:value-type="float" office:value="7" table:style-name="ce2">
            <text:p>7</text:p>
          </table:table-cell>
          <table:table-cell office:value-type="float" office:value="540" table:style-name="ce2">
            <text:p>540</text:p>
          </table:table-cell>
          <table:table-cell office:value-type="float" office:value="397953" table:formula="of:=78419+80215+40031+60027+79069+60192" table:style-name="ce2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6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3"/>KETCHUP</text:p>
          </table:table-cell>
          <table:table-cell office:value-type="string" table:style-name="ce2">
            <text:p>25PF08981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40000" table:style-name="ce2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7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2"/>FROMAGE</text:p>
          </table:table-cell>
          <table:table-cell office:value-type="string" table:style-name="ce2">
            <text:p>5281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59500" table:style-name="ce2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BBQ</text:p>
          </table:table-cell>
          <table:table-cell office:value-type="string" table:style-name="ce2">
            <text:p>25PF09057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22315" table:formula="of:=161200+101040+60075" table:style-name="ce2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HOT</text:p>
          </table:table-cell>
          <table:table-cell office:value-type="string" table:style-name="ce2">
            <text:p>5443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58832" table:formula="of:=60000+79913+59243+59676" table:style-name="ce2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DORISTA <text:s text:c="2"/>50 GR<text:s text:c="17"/></text:p>
          </table:table-cell>
          <table:table-cell office:value-type="string" table:style-name="ce2">
            <text:p>4580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61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062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800 GR</text:p>
          </table:table-cell>
          <table:table-cell office:value-type="string" table:style-name="ce2">
            <text:p>6931-25</text:p>
          </table:table-cell>
          <table:table-cell office:value-type="string" table:style-name="ce2">
            <text:p>7 clrs</text:p>
          </table:table-cell>
          <table:table-cell office:value-type="float" office:value="800" table:style-name="ce2">
            <text:p>8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3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800 GR</text:p>
          </table:table-cell>
          <table:table-cell office:value-type="string" table:style-name="ce2">
            <text:p>6935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500" table:style-name="ce2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4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800 GR</text:p>
          </table:table-cell>
          <table:table-cell office:value-type="string" table:style-name="ce2">
            <text:p>6937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5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800 GR</text:p>
          </table:table-cell>
          <table:table-cell office:value-type="string" table:style-name="ce2">
            <text:p>6933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6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700 GR</text:p>
          </table:table-cell>
          <table:table-cell office:value-type="string" table:style-name="ce2">
            <text:p>25PF08907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0400" table:style-name="ce2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7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700 GR</text:p>
          </table:table-cell>
          <table:table-cell office:value-type="string" table:style-name="ce2">
            <text:p>6934-25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5850" table:style-name="ce2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8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700 GR</text:p>
          </table:table-cell>
          <table:table-cell office:value-type="string" table:style-name="ce2">
            <text:p>6936-25</text:p>
          </table:table-cell>
          <table:table-cell office:value-type="string" table:style-name="ce2">
            <text:p>5clrs</text:p>
          </table:table-cell>
          <table:table-cell office:value-type="float" office:value="700" table:style-name="ce2">
            <text:p>700</text:p>
          </table:table-cell>
          <table:table-cell office:value-type="float" office:value="17650" table:style-name="ce2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9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700 GR</text:p>
          </table:table-cell>
          <table:table-cell office:value-type="string" table:style-name="ce2">
            <text:p>6932-25</text:p>
          </table:table-cell>
          <table:table-cell office:value-type="string" table:style-name="ce2">
            <text:p>5 clrs</text:p>
          </table:table-cell>
          <table:table-cell office:value-type="float" office:value="700" table:style-name="ce2">
            <text:p>700</text:p>
          </table:table-cell>
          <table:table-cell office:value-type="float" office:value="16175" table:style-name="ce2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0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<text:s text:c="2"/>MAISSA <text:s text:c="4"/>400 GR</text:p>
          </table:table-cell>
          <table:table-cell office:value-type="string" table:style-name="ce2">
            <text:p>25PF0618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15555" table:style-name="ce2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1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2">
            <text:p>2413 - 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365677" table:formula="of:=21065+41176+203+81858+805+220570" table:style-name="ce2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2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OFFRE SPECIALE<text:s/></text:p>
          </table:table-cell>
          <table:table-cell office:value-type="string" table:style-name="ce2">
            <text:p>25PF06795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23507" table:style-name="ce2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3</text:p>
          </table:table-cell>
          <table:table-cell office:value-type="string" table:style-name="ce8">
            <text:p>BELLE MAMAN</text:p>
          </table:table-cell>
          <table:table-cell office:value-type="string" table:style-name="ce2">
            <text:p>SABLEE <text:s/>220 GR</text:p>
          </table:table-cell>
          <table:table-cell office:value-type="string" table:style-name="ce2">
            <text:p>25PF06952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13290" table:formula="of:=29590+30000+53700" table:style-name="ce2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BULL DOZER</text:p>
          </table:table-cell>
          <table:table-cell office:value-type="string" table:style-name="ce2">
            <text:p>3560-25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19507" table:style-name="ce2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2"/>CHEESE SANDWICH</text:p>
          </table:table-cell>
          <table:table-cell office:value-type="float" office:value="8906" table:style-name="ce2">
            <text:p>8906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6631" table:style-name="ce2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6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/>AMALGAME (PIMENT/PAPRIKA)</text:p>
          </table:table-cell>
          <table:table-cell office:value-type="string" table:style-name="ce2">
            <text:p>4610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9000" table:style-name="ce2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7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 text:c="2"/>(CACAHUETTES)</text:p>
          </table:table-cell>
          <table:table-cell office:value-type="string" table:style-name="ce2">
            <text:p>4611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8000" table:style-name="ce2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8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SUCRE CRISTA <text:s/>1 KG</text:p>
          </table:table-cell>
          <table:table-cell office:value-type="string" table:style-name="ce2">
            <text:p>4499-25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79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5061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91120" table:style-name="ce2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0</text:p>
          </table:table-cell>
          <table:table-cell office:value-type="string" table:style-name="ce8">
            <text:p>PATIENCE</text:p>
          </table:table-cell>
          <table:table-cell office:value-type="string" table:style-name="ce2">
            <text:p>QUALITY (CHOCOLAT)</text:p>
          </table:table-cell>
          <table:table-cell office:value-type="string" table:style-name="ce2">
            <text:p>25PF08710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45765" table:formula="of:=17032+28733" table:style-name="ce2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1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45 <text:s text:c="2"/>1 KG</text:p>
          </table:table-cell>
          <table:table-cell office:value-type="string" table:style-name="ce2">
            <text:p>5408-25</text:p>
          </table:table-cell>
          <table:table-cell office:value-type="string" table:style-name="ce2">
            <text:p>2 clrs</text:p>
          </table:table-cell>
          <table:table-cell office:value-type="float" office:value="660" table:style-name="ce2">
            <text:p>660</text:p>
          </table:table-cell>
          <table:table-cell office:value-type="float" office:value="30908" table:formula="of:=8600+22308" table:style-name="ce2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2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55 <text:s text:c="2"/>1 KG</text:p>
          </table:table-cell>
          <table:table-cell office:value-type="string" table:style-name="ce2">
            <text:p>5409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1165" table:formula="of:=8700+12465" table:style-name="ce2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3</text:p>
          </table:table-cell>
          <table:table-cell office:value-type="string" table:style-name="ce8">
            <text:p>DYDO</text:p>
          </table:table-cell>
          <table:table-cell office:value-type="string" table:style-name="ce2">
            <text:p>CACAHETTES ENROBEES <text:s text:c="3"/>AMALGAME</text:p>
          </table:table-cell>
          <table:table-cell office:value-type="string" table:style-name="ce2">
            <text:p>5896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221200" table:formula="of:=118620+102580" table:style-name="ce2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4</text:p>
          </table:table-cell>
          <table:table-cell office:value-type="string" table:style-name="ce8">
            <text:p>GEXIMA</text:p>
          </table:table-cell>
          <table:table-cell office:value-type="string" table:style-name="ce2">
            <text:p>FLAYEK <text:s/>CHIPS</text:p>
          </table:table-cell>
          <table:table-cell office:value-type="string" table:style-name="ce2">
            <text:p>AL 8078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5</text:p>
          </table:table-cell>
          <table:table-cell office:value-type="string" table:style-name="ce8">
            <text:p>KANTARA</text:p>
          </table:table-cell>
          <table:table-cell office:value-type="string" table:style-name="ce2">
            <text:p>ETIQUETTE EAU <text:s/>1,5 L</text:p>
          </table:table-cell>
          <table:table-cell table:style-name="ce2"/>
          <table:table-cell office:value-type="string" table:style-name="ce2">
            <text:p>2 <text:s/>clrs</text:p>
          </table:table-cell>
          <table:table-cell office:value-type="float" office:value="580" table:style-name="ce2">
            <text:p>58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6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FARINE <text:s text:c="2"/>1 KG</text:p>
          </table:table-cell>
          <table:table-cell office:value-type="string" table:style-name="ce2">
            <text:p>AL 10248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25580" table:formula="of:=63580+62000" table:style-name="ce2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7</text:p>
          </table:table-cell>
          <table:table-cell office:value-type="string" table:style-name="ce8">
            <text:p>BISS CROQUE</text:p>
          </table:table-cell>
          <table:table-cell office:value-type="string" table:style-name="ce2">
            <text:p>AMALGAME GAUFRETTE <text:s/>145 GR</text:p>
          </table:table-cell>
          <table:table-cell office:value-type="string" table:style-name="ce2">
            <text:p>5454-25</text:p>
          </table:table-cell>
          <table:table-cell office:value-type="string" table:style-name="ce15">
            <text:p>7 clr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8</text:p>
          </table:table-cell>
          <table:table-cell office:value-type="string" table:style-name="ce8">
            <text:p>AMNA EMBALLAGE</text:p>
          </table:table-cell>
          <table:table-cell office:value-type="string" table:style-name="ce2">
            <text:p>SAC <text:s/>FERT WEST</text:p>
          </table:table-cell>
          <table:table-cell office:value-type="string" table:style-name="ce2">
            <text:p>7607-25</text:p>
          </table:table-cell>
          <table:table-cell office:value-type="string" table:style-name="ce2">
            <text:p>2 <text:s/>clrs</text:p>
          </table:table-cell>
          <table:table-cell office:value-type="float" office:value="720" table:style-name="ce2">
            <text:p>720</text:p>
          </table:table-cell>
          <table:table-cell office:value-type="float" office:value="39382" table:style-name="ce2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9</text:p>
          </table:table-cell>
          <table:table-cell office:value-type="string" table:style-name="ce8">
            <text:p>NESFRIES</text:p>
          </table:table-cell>
          <table:table-cell office:value-type="string" table:style-name="ce2">
            <text:p>SACHET FRITTES</text:p>
          </table:table-cell>
          <table:table-cell office:value-type="string" table:style-name="ce2">
            <text:p>6027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8607" table:style-name="ce2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0</text:p>
          </table:table-cell>
          <table:table-cell office:value-type="string" table:style-name="ce8">
            <text:p>SAFINA 3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6260-25</text:p>
          </table:table-cell>
          <table:table-cell office:value-type="string" table:style-name="ce2">
            <text:p>8 <text:s/>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91</text:p>
          </table:table-cell>
          <table:table-cell office:value-type="string" table:style-name="ce8">
            <text:p>RAWI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6521-25</text:p>
          </table:table-cell>
          <table:table-cell office:value-type="string" table:style-name="ce2">
            <text:p>5 clrs</text:p>
          </table:table-cell>
          <table:table-cell office:value-type="float" office:value="580" table:style-name="ce2">
            <text:p>580</text:p>
          </table:table-cell>
          <table:table-cell office:value-type="float" office:value="9430" table:style-name="ce2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2</text:p>
          </table:table-cell>
          <table:table-cell office:value-type="string" table:style-name="ce8">
            <text:p>SERRINA</text:p>
          </table:table-cell>
          <table:table-cell office:value-type="string" table:style-name="ce2">
            <text:p>COUSCOUS FIN <text:s/>1 KG</text:p>
          </table:table-cell>
          <table:table-cell office:value-type="string" table:style-name="ce2">
            <text:p>25PF09611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13600" table:style-name="ce2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3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LOGO<text:s text:c="2"/></text:p>
          </table:table-cell>
          <table:table-cell office:value-type="string" table:style-name="ce2">
            <text:p>25PF09624</text:p>
          </table:table-cell>
          <table:table-cell office:value-type="string" table:style-name="ce2">
            <text:p>3 clrs</text:p>
          </table:table-cell>
          <table:table-cell office:value-type="float" office:value="680" table:style-name="ce2">
            <text:p>6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4</text:p>
          </table:table-cell>
          <table:table-cell office:value-type="string" table:style-name="ce8">
            <text:p>HABIB</text:p>
          </table:table-cell>
          <table:table-cell office:value-type="string" table:style-name="ce2">
            <text:p>MEGA AGRI</text:p>
          </table:table-cell>
          <table:table-cell office:value-type="string" table:style-name="ce2">
            <text:p>25PF0941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69400" table:style-name="ce2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45 GR (POULET/BBQ)</text:p>
          </table:table-cell>
          <table:table-cell office:value-type="string" table:style-name="ce2">
            <text:p>AL 10266</text:p>
          </table:table-cell>
          <table:table-cell office:value-type="string" table:style-name="ce2">
            <text:p>7 cls</text:p>
          </table:table-cell>
          <table:table-cell office:value-type="float" office:value="500" table:style-name="ce2">
            <text:p>500</text:p>
          </table:table-cell>
          <table:table-cell office:value-type="float" office:value="49700" table:style-name="ce2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6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crispy (FROMAGE/HRISSA/KETCHUP)</text:p>
          </table:table-cell>
          <table:table-cell office:value-type="string" table:style-name="ce2">
            <text:p>AL 10305</text:p>
          </table:table-cell>
          <table:table-cell office:value-type="string" table:style-name="ce2">
            <text:p>8 clrs</text:p>
          </table:table-cell>
          <table:table-cell office:value-type="float" office:value="420" table:style-name="ce2">
            <text:p>420</text:p>
          </table:table-cell>
          <table:table-cell office:value-type="float" office:value="36500" table:style-name="ce2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MIX 35 GR AMALGAME (FRAISE/CHOCOLAT)</text:p>
          </table:table-cell>
          <table:table-cell office:value-type="string" table:style-name="ce2">
            <text:p>8182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93080" table:formula="of:=59020+34060" table:style-name="ce2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8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GAUFRETTE MIX 35 GR AMALGAME (ORIO)</text:p>
          </table:table-cell>
          <table:table-cell office:value-type="string" table:style-name="ce2">
            <text:p>8279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0042" table:style-name="ce2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9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BISCUIT 65 GR</text:p>
          </table:table-cell>
          <table:table-cell office:value-type="string" table:style-name="ce2">
            <text:p>AL 9236</text:p>
          </table:table-cell>
          <table:table-cell office:value-type="string" table:style-name="ce15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0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NATURE - <text:s/>GM-240 mm</text:p>
          </table:table-cell>
          <table:table-cell office:value-type="string" table:style-name="ce2">
            <text:p>25PF10331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9400" table:style-name="ce2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1</text:p>
          </table:table-cell>
          <table:table-cell office:value-type="string" table:style-name="ce8">
            <text:p>MEDISEC (INCI-FLEX)</text:p>
          </table:table-cell>
          <table:table-cell office:value-type="string" table:style-name="ce2">
            <text:p>MAMA MIA <text:s text:c="11"/>12 GR <text:s text:c="16"/>VERT</text:p>
          </table:table-cell>
          <table:table-cell office:value-type="string" table:style-name="ce2">
            <text:p>2025-4243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19800" table:style-name="ce2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CAKE PIE <text:s/>AMALGAME (FRAISE/CHOCOLAT)</text:p>
          </table:table-cell>
          <table:table-cell office:value-type="string" table:style-name="ce2">
            <text:p>25PF10389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78921" table:formula="of:=29671+49250" table:style-name="ce2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MOULE DEMI GROSSE <text:s/>2 KG</text:p>
          </table:table-cell>
          <table:table-cell office:value-type="string" table:style-name="ce2">
            <text:p>AL10619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091" table:style-name="ce2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UCETTE SEFFARA</text:p>
          </table:table-cell>
          <table:table-cell office:value-type="string" table:style-name="ce2">
            <text:p>AL10595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59935" table:style-name="ce2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/>(POULET/BBQ/ -GOURMET 80GR)</text:p>
          </table:table-cell>
          <table:table-cell office:value-type="string" table:style-name="ce2">
            <text:p>AL10655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69000" table:style-name="ce2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6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AMALGAME <text:s/>MUFFINS <text:s text:c="2"/>8 Mini <text:s text:c="2"/>(ORANGE/BANANE/FRAMBOISE)</text:p>
          </table:table-cell>
          <table:table-cell table:number-columns-repeated="2" table:style-name="ce2"/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07</text:p>
          </table:table-cell>
          <table:table-cell office:value-type="string" table:style-name="ce8">
            <text:p>MAYA <text:s/>GRAPHIC</text:p>
          </table:table-cell>
          <table:table-cell office:value-type="string" table:style-name="ce2">
            <text:p>AMALGAME <text:s/>(CHOCOLAT DOUBLE X)</text:p>
          </table:table-cell>
          <table:table-cell office:value-type="string" table:style-name="ce2">
            <text:p>8994-2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9750" table:style-name="ce2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8</text:p>
          </table:table-cell>
          <table:table-cell office:value-type="string" table:style-name="ce8">
            <text:p>SAFIR EL QUODS</text:p>
          </table:table-cell>
          <table:table-cell office:value-type="string" table:style-name="ce2">
            <text:p>AMALGAME <text:s/>(BISCUIT <text:s/>VANILLE)</text:p>
          </table:table-cell>
          <table:table-cell office:value-type="string" table:style-name="ce2">
            <text:p>9077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AC <text:s/>COUSCOUS <text:s/>MOYEN 10 KG</text:p>
          </table:table-cell>
          <table:table-cell office:value-type="string" table:style-name="ce2">
            <text:p>9295-25</text:p>
          </table:table-cell>
          <table:table-cell office:value-type="string" table:style-name="ce2">
            <text:p>7 clrs</text:p>
          </table:table-cell>
          <table:table-cell office:value-type="float" office:value="600" table:style-name="ce2">
            <text:p>60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0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 text:c="2"/>(SAUCE ALGERIENNE/FROMAGE/KETCHUP)</text:p>
          </table:table-cell>
          <table:table-cell office:value-type="string" table:style-name="ce2">
            <text:p>9006-25</text:p>
          </table:table-cell>
          <table:table-cell office:value-type="string" table:style-name="ce2">
            <text:p>8CLRS</text:p>
          </table:table-cell>
          <table:table-cell office:value-type="float" office:value="400" table:style-name="ce2">
            <text:p>400</text:p>
          </table:table-cell>
          <table:table-cell office:value-type="float" office:value="63900" table:style-name="ce2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1</text:p>
          </table:table-cell>
          <table:table-cell office:value-type="string" table:style-name="ce2">
            <text:p>CHOCOBIS</text:p>
          </table:table-cell>
          <table:table-cell office:value-type="string" table:style-name="ce2">
            <text:p>BOLDOUNA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420" table:style-name="ce2">
            <text:p>420</text:p>
          </table:table-cell>
          <table:table-cell office:value-type="float" office:value="40000" table:style-name="ce2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2</text:p>
          </table:table-cell>
          <table:table-cell office:value-type="string" table:style-name="ce8">
            <text:p>LAGANA</text:p>
          </table:table-cell>
          <table:table-cell office:value-type="string" table:style-name="ce8">
            <text:p>AMALGAME <text:s/>TORTELONI</text:p>
          </table:table-cell>
          <table:table-cell office:value-type="string" table:style-name="ce2">
            <text:p>AL10844</text:p>
          </table:table-cell>
          <table:table-cell office:value-type="string" table:style-name="ce2">
            <text:p>8 clrs</text:p>
          </table:table-cell>
          <table:table-cell office:value-type="float" office:value="450" table:style-name="ce2">
            <text:p>450</text:p>
          </table:table-cell>
          <table:table-cell office:value-type="float" office:value="12820" table:style-name="ce2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3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3 PIECES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510" table:style-name="ce2">
            <text:p>510</text:p>
          </table:table-cell>
          <table:table-cell office:value-type="float" office:value="35350" table:style-name="ce2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4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4 PIECES<text:s/></text:p>
          </table:table-cell>
          <table:table-cell table:number-columns-repeated="2" table:style-name="ce2"/>
          <table:table-cell office:value-type="float" office:value="420" table:style-name="ce2">
            <text:p>4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15</text:p>
          </table:table-cell>
          <table:table-cell office:value-type="string" table:style-name="ce8">
            <text:p>NESMET EL BLED</text:p>
          </table:table-cell>
          <table:table-cell office:value-type="string" table:style-name="ce2">
            <text:p>DIOULES</text:p>
          </table:table-cell>
          <table:table-cell office:value-type="string" table:style-name="ce2">
            <text:p>AL10919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59400" table:style-name="ce2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6</text:p>
          </table:table-cell>
          <table:table-cell office:value-type="string" table:style-name="ce8">
            <text:p>PATIENCE<text:s/></text:p>
          </table:table-cell>
          <table:table-cell office:value-type="string" table:style-name="ce2">
            <text:p>QUALITY (CACAHUETTES)</text:p>
          </table:table-cell>
          <table:table-cell office:value-type="string" table:style-name="ce2">
            <text:p>25PF1138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0220" table:style-name="ce2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7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5,5 L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2160" table:style-name="ce2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8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AL11040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06420" table:formula="of:=10720+95700" table:style-name="ce2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9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0,5 L</text:p>
          </table:table-cell>
          <table:table-cell office:value-type="string" table:style-name="ce2">
            <text:p>AL11070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17000" table:formula="of:=10800+53200+53000" table:style-name="ce2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0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<text:s text:c="2"/>AMALGAME MUFFINS (1 PIECE) CACAO-ABRICOT-FRAISE</text:p>
          </table:table-cell>
          <table:table-cell office:value-type="string" table:style-name="ce2">
            <text:p>AL1103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20000" table:style-name="ce2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1</text:p>
          </table:table-cell>
          <table:table-cell office:value-type="string" table:style-name="ce2">
            <text:p>YUMMY FOOD</text:p>
          </table:table-cell>
          <table:table-cell office:value-type="string" table:style-name="ce2">
            <text:p>AMALGAME MAFFINOO (8 PIECES) CHOCOLAT-ORANGE-FRAMBOISE</text:p>
          </table:table-cell>
          <table:table-cell office:value-type="string" table:style-name="ce2">
            <text:p>AL10800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29000" table:style-name="ce2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2</text:p>
          </table:table-cell>
          <table:table-cell office:value-type="string" table:style-name="ce8">
            <text:p>TONIC</text:p>
          </table:table-cell>
          <table:table-cell office:value-type="string" table:style-name="ce2">
            <text:p>CHOCOLAT <text:s/>BLACK <text:s/>30 GR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3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AMALGAME CROCK ET CRACK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4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CHOCOLAT BLACK <text:s/>30 Grs <text:s/>VERSION 2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5</text:p>
          </table:table-cell>
          <table:table-cell office:value-type="string" table:style-name="ce2">
            <text:p>BMD <text:s/>MALEK FOOD</text:p>
          </table:table-cell>
          <table:table-cell office:value-type="string" table:style-name="ce2">
            <text:p>BIM BIM LOGO</text:p>
          </table:table-cell>
          <table:table-cell office:value-type="string" table:style-name="ce2">
            <text:p>10190-25</text:p>
          </table:table-cell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office:value-type="float" office:value="40380" table:style-name="ce2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6</text:p>
          </table:table-cell>
          <table:table-cell office:value-type="string" table:style-name="ce8">
            <text:p>YUMMY FOOD<text:s/></text:p>
          </table:table-cell>
          <table:table-cell office:value-type="string" table:style-name="ce2">
            <text:p>AMALGAME <text:s/>MAFFINOO (2 PIECES 200 mm) -ABRICOT FRAISE NOISETTE CHOCO CHOCOLAT NOIR</text:p>
          </table:table-cell>
          <table:table-cell office:value-type="string" table:style-name="ce2">
            <text:p>AL 11210</text:p>
          </table:table-cell>
          <table:table-cell office:value-type="string" table:style-name="ce2">
            <text:p>8CLRS</text:p>
          </table:table-cell>
          <table:table-cell office:value-type="float" office:value="510" table:style-name="ce2">
            <text:p>510</text:p>
          </table:table-cell>
          <table:table-cell office:value-type="float" office:value="27806" table:style-name="ce2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7</text:p>
          </table:table-cell>
          <table:table-cell office:value-type="string" table:style-name="ce2">
            <text:p>JUMBO</text:p>
          </table:table-cell>
          <table:table-cell office:value-type="string" table:style-name="ce2">
            <text:p>BOBINE D'ESSAI <text:s text:c="4"/>POULET MARINE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128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(PREMIUM) ET (PREMIUM)</text:p>
          </table:table-cell>
          <table:table-cell table:style-name="ce2"/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00" table:style-name="ce2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9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<text:s/>( NOIR )</text:p>
          </table:table-cell>
          <table:table-cell table:style-name="ce2"/>
          <table:table-cell office:value-type="string" table:style-name="ce2">
            <text:p>1 clrs</text:p>
          </table:table-cell>
          <table:table-cell office:value-type="float" office:value="540" table:style-name="ce2">
            <text:p>540</text:p>
          </table:table-cell>
          <table:table-cell office:value-type="float" office:value="9950" table:style-name="ce2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30</text:p>
          </table:table-cell>
          <table:table-cell office:value-type="string" table:style-name="ce2">
            <text:p>MISS MARIA / REGRAV</text:p>
          </table:table-cell>
          <table:table-cell office:value-type="string" table:style-name="ce2">
            <text:p>AMALGAMA <text:s/>FAHCHOUCHE REGRAVURE <text:s text:c="2"/>(FROMAGE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80830" table:style-name="ce2">
            <text:p>80830</text:p>
          </table:table-cell>
          <table:table-cell table:number-columns-repeated="16377"/>
        </table:table-row>
        <table:table-row table:style-name="ro2">
          <table:table-cell table:style-name="ce7"/>
          <table:table-cell table:number-columns-repeated="6" table:style-name="ce2"/>
          <table:table-cell table:number-columns-repeated="16377"/>
        </table:table-row>
        <table:table-row table:style-name="ro2">
          <table:table-cell office:value-type="string" table:style-name="ce7">
            <text:p>26F001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1,5 L <text:s text:c="10"/>RAMADHANE</text:p>
          </table:table-cell>
          <table:table-cell office:value-type="string" table:style-name="ce2">
            <text:p>AL11487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56700" table:style-name="ce2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2</text:p>
          </table:table-cell>
          <table:table-cell office:value-type="string" table:style-name="ce2">
            <text:p>MOULINS MOSTAGANEM</text:p>
          </table:table-cell>
          <table:table-cell office:value-type="string" table:style-name="ce2">
            <text:p>COUSCOUS MOYEN 1 KG LA DOREE</text:p>
          </table:table-cell>
          <table:table-cell office:value-type="string" table:style-name="ce2">
            <text:p>AL11603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8600" table:style-name="ce2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3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20 mm) FROMAGE /KETCHUP/ PIMENT</text:p>
          </table:table-cell>
          <table:table-cell office:value-type="string" table:style-name="ce2">
            <text:p>10570-25</text:p>
          </table:table-cell>
          <table:table-cell office:value-type="string" table:style-name="ce2">
            <text:p>8 CLRS</text:p>
          </table:table-cell>
          <table:table-cell office:value-type="float" office:value="580" table:style-name="ce2">
            <text:p>580</text:p>
          </table:table-cell>
          <table:table-cell office:value-type="float" office:value="27400" table:style-name="ce2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4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50 mm) POULET /KETCHUP/ PIMENT</text:p>
          </table:table-cell>
          <table:table-cell office:value-type="string" table:style-name="ce2">
            <text:p>10572-25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7600" table:style-name="ce2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5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0,5 L <text:s text:c="10"/>RAMADHANE</text:p>
          </table:table-cell>
          <table:table-cell office:value-type="string" table:style-name="ce2">
            <text:p>AL11558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32000" table:style-name="ce2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6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5,5 L <text:s text:c="10"/>RAMADHANE</text:p>
          </table:table-cell>
          <table:table-cell office:value-type="string" table:style-name="ce2">
            <text:p>AL11557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4500" table:style-name="ce2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7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SUCETTE ELECTROPOPS</text:p>
          </table:table-cell>
          <table:table-cell office:value-type="string" table:style-name="ce2">
            <text:p>10603-25</text:p>
          </table:table-cell>
          <table:table-cell office:value-type="string" table:style-name="ce2">
            <text:p>6 clrs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6F008</text:p>
          </table:table-cell>
          <table:table-cell office:value-type="string" table:style-name="ce8">
            <text:p>NADI</text:p>
          </table:table-cell>
          <table:table-cell office:value-type="string" table:style-name="ce2">
            <text:p>SUCETTE <text:s/>ATOMIC</text:p>
          </table:table-cell>
          <table:table-cell office:value-type="string" table:style-name="ce2">
            <text:p>25PF11963</text:p>
          </table:table-cell>
          <table:table-cell office:value-type="string" table:style-name="ce2">
            <text:p>5 clrs</text:p>
          </table:table-cell>
          <table:table-cell office:value-type="float" office:value="570" table:style-name="ce2">
            <text:p>570</text:p>
          </table:table-cell>
          <table:table-cell table:style-name="ce2"/>
          <table:table-cell table:number-columns-repeated="16377"/>
        </table:table-row>
        <table:table-row table:number-rows-repeated="1048368" table:style-name="ro2">
          <table:table-cell table:number-columns-repeated="16384"/>
        </table:table-row>
      </table:table>
      <table:table table:name="cylindre" table:style-name="ta1">
        <table:table-column table:style-name="co5" table:number-columns-repeated="16384" table:default-cell-style-name="ce1"/>
        <table:table-row table:style-name="ro1">
          <table:table-cell office:value-type="string" table:style-name="ce22">
            <text:p>CLIENT</text:p>
          </table:table-cell>
          <table:table-cell office:value-type="string" table:style-name="ce22">
            <text:p>DESIGNATIONS</text:p>
          </table:table-cell>
          <table:table-cell office:value-type="string" table:style-name="ce24">
            <text:p>CODE CYLINDRE</text:p>
          </table:table-cell>
          <table:table-cell office:value-type="string" table:style-name="ce22">
            <text:p>CLR</text:p>
          </table:table-cell>
          <table:table-cell office:value-type="string" table:style-name="ce22">
            <text:p>FOURN</text:p>
          </table:table-cell>
          <table:table-cell office:value-type="string" table:style-name="ce22">
            <text:p>REGLEMENT</text:p>
          </table:table-cell>
          <table:table-cell office:value-type="string" table:style-name="ce22">
            <text:p>DEV (mm)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CRISTALINE</text:p>
          </table:table-cell>
          <table:table-cell office:value-type="string" table:style-name="ce23">
            <text:p>EAU MINERALE 1,5 L</text:p>
          </table:table-cell>
          <table:table-cell office:value-type="string" table:style-name="ce23">
            <text:p>23GE1912</text:p>
          </table:table-cell>
          <table:table-cell office:value-type="float" office:value="5" table:style-name="ce23">
            <text:p>5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572.4" table:style-name="ce18">
            <text:p>572,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ASSILA</text:p>
          </table:table-cell>
          <table:table-cell office:value-type="string" table:style-name="ce23">
            <text:p>Officiel <text:s/>30gr</text:p>
          </table:table-cell>
          <table:table-cell office:value-type="string" table:style-name="ce23">
            <text:p>23GE3791</text:p>
          </table:table-cell>
          <table:table-cell office:value-type="float" office:value="5" table:style-name="ce23">
            <text:p>5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660" table:style-name="ce23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0,5 L</text:p>
          </table:table-cell>
          <table:table-cell office:value-type="string" table:style-name="ce23">
            <text:p>23GE4328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591" table:style-name="ce23">
            <text:p>591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1,5 L</text:p>
          </table:table-cell>
          <table:table-cell office:value-type="string" table:style-name="ce23">
            <text:p>23GE4329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string" table:style-name="ce19">
            <text:p>534,01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6 L</text:p>
          </table:table-cell>
          <table:table-cell office:value-type="string" table:style-name="ce23">
            <text:p>23GE4330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string" table:style-name="ce19">
            <text:p>524,99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6,5 L</text:p>
          </table:table-cell>
          <table:table-cell office:value-type="string" table:style-name="ce23">
            <text:p>23GE4331</text:p>
          </table:table-cell>
          <table:table-cell office:value-type="float" office:value="4" table:style-name="ce23">
            <text:p>4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string" table:style-name="ce19">
            <text:p>524,99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1,5 L</text:p>
          </table:table-cell>
          <table:table-cell office:value-type="float" office:value="3108240841" table:style-name="ce23">
            <text:p>3108240841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<text:s/>1,5 L</text:p>
          </table:table-cell>
          <table:table-cell office:value-type="float" office:value="3108240841" table:style-name="ce23">
            <text:p>3108240841</text:p>
          </table:table-cell>
          <table:table-cell office:value-type="float" office:value="2" table:style-name="ce23">
            <text:p>2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0,5 L</text:p>
          </table:table-cell>
          <table:table-cell office:value-type="float" office:value="1610240482" table:style-name="ce23">
            <text:p>1610240482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<text:s text:c="2"/>5,5 L</text:p>
          </table:table-cell>
          <table:table-cell office:value-type="float" office:value="2811240843" table:style-name="ce23">
            <text:p>2811240843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492" table:style-name="ce23">
            <text:p>492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BERRAHAL</text:p>
          </table:table-cell>
          <table:table-cell office:value-type="string" table:style-name="ce18">
            <text:p>EAU MINERALE <text:s/>1,5 L <text:s/>( VERNIS TOTAL )</text:p>
          </table:table-cell>
          <table:table-cell office:value-type="string" table:style-name="ce23">
            <text:p>02092400004-02</text:p>
          </table:table-cell>
          <table:table-cell office:value-type="float" office:value="1" table:style-name="ce23">
            <text:p>1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float" office:value="1012240222" table:style-name="ce23">
            <text:p>1012240222</text:p>
          </table:table-cell>
          <table:table-cell office:value-type="float" office:value="6" table:style-name="ce23">
            <text:p>6</text:p>
          </table:table-cell>
          <table:table-cell office:value-type="string" table:style-name="ce25">
            <text:p>F M E</text:p>
          </table:table-cell>
          <table:table-cell office:value-type="string" table:style-name="ce19">
            <text:p>OFFERTS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string" table:style-name="ce23">
            <text:p>1112240173-01</text:p>
          </table:table-cell>
          <table:table-cell office:value-type="float" office:value="2" table:style-name="ce23">
            <text:p>2</text:p>
          </table:table-cell>
          <table:table-cell office:value-type="string" table:style-name="ce25">
            <text:p>F M E</text:p>
          </table:table-cell>
          <table:table-cell office:value-type="string" table:style-name="ce19">
            <text:p>OFFERTS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/></text:p>
          </table:table-cell>
          <table:table-cell office:value-type="string" table:style-name="ce23">
            <text:p>MAMA MIA 12 Gr FROMAGE</text:p>
          </table:table-cell>
          <table:table-cell office:value-type="float" office:value="2204250607" table:style-name="ce23">
            <text:p>2204250607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BARBEQUE</text:p>
          </table:table-cell>
          <table:table-cell office:value-type="float" office:value="2204250608" table:style-name="ce23">
            <text:p>2204250608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text:s/></text:p>
          </table:table-cell>
          <table:table-cell office:value-type="string" table:style-name="ce23">
            <text:p><text:s/>SEMOULE <text:s/>FINE <text:s/>2 Kg</text:p>
          </table:table-cell>
          <table:table-cell office:value-type="string" table:style-name="ce23">
            <text:p>25GE1483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text:s text:c="2"/></text:p>
          </table:table-cell>
          <table:table-cell office:value-type="string" table:style-name="ce23">
            <text:p><text:s/>SEMOULE <text:s/>GROSSE <text:s/>2 Kg</text:p>
          </table:table-cell>
          <table:table-cell office:value-type="string" table:style-name="ce23">
            <text:p>25GE1484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text:s text:c="2"/></text:p>
          </table:table-cell>
          <table:table-cell office:value-type="string" table:style-name="ce23">
            <text:p><text:s/>SEMOULE <text:s/>MOYENNE <text:s/>2 Kg</text:p>
          </table:table-cell>
          <table:table-cell office:value-type="string" table:style-name="ce23">
            <text:p>25GE1485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0,5 L ) <text:s text:c="5"/>VERNIS</text:p>
          </table:table-cell>
          <table:table-cell office:value-type="string" table:style-name="ce23">
            <text:p>25GE1489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591" table:style-name="ce23">
            <text:p>591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1,5 L ) <text:s text:c="5"/>VERNIS</text:p>
          </table:table-cell>
          <table:table-cell office:value-type="string" table:style-name="ce23">
            <text:p>25GE1490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6 L ) <text:s text:c="8"/>VERNIS</text:p>
          </table:table-cell>
          <table:table-cell office:value-type="string" table:style-name="ce23">
            <text:p>25GE1491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525" table:style-name="ce23">
            <text:p>52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GUEDILA<text:s text:c="3"/></text:p>
          </table:table-cell>
          <table:table-cell office:value-type="string" table:style-name="ce23">
            <text:p><text:s text:c="2"/>Etiquette Eau (0,5 L ) <text:s text:c="8"/>VERNIS</text:p>
          </table:table-cell>
          <table:table-cell office:value-type="string" table:style-name="ce23">
            <text:p>25GE1493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19"/>
          <table:table-cell office:value-type="float" office:value="646" table:style-name="ce23">
            <text:p>646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GUEDILA<text:s text:c="3"/></text:p>
          </table:table-cell>
          <table:table-cell office:value-type="string" table:style-name="ce23">
            <text:p><text:s text:c="2"/>Etiquette Eau (1,5 L ) <text:s text:c="8"/>VERNIS</text:p>
          </table:table-cell>
          <table:table-cell office:value-type="string" table:style-name="ce23">
            <text:p>25GE1494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19"/>
          <table:table-cell office:value-type="float" office:value="580" table:style-name="ce23">
            <text:p>58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SIM</text:p>
          </table:table-cell>
          <table:table-cell office:value-type="string" table:style-name="ce23">
            <text:p>FARINE <text:s/>1 KG <text:s text:c="2"/>( MOUZAIA )</text:p>
          </table:table-cell>
          <table:table-cell office:value-type="string" table:style-name="ce19">
            <text:p>25GE1497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660" table:style-name="ce19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SIM</text:p>
          </table:table-cell>
          <table:table-cell office:value-type="string" table:style-name="ce23">
            <text:p>FARINE <text:s/>1 KG <text:s text:c="2"/>( AIN DEFLA )</text:p>
          </table:table-cell>
          <table:table-cell office:value-type="string" table:style-name="ce19">
            <text:p>25GE1497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660" table:style-name="ce27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BARBECUE</text:p>
          </table:table-cell>
          <table:table-cell office:value-type="string" table:style-name="ce23">
            <text:p>25GE3263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HOT</text:p>
          </table:table-cell>
          <table:table-cell office:value-type="string" table:style-name="ce23">
            <text:p>25GE3266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HOT</text:p>
          </table:table-cell>
          <table:table-cell office:value-type="string" table:style-name="ce23">
            <text:p>25GE3265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VERT</text:p>
          </table:table-cell>
          <table:table-cell office:value-type="string" table:style-name="ce23">
            <text:p>25GE3269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FROMAGE</text:p>
          </table:table-cell>
          <table:table-cell office:value-type="string" table:style-name="ce23">
            <text:p>25GE3264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KETCHUP</text:p>
          </table:table-cell>
          <table:table-cell office:value-type="string" table:style-name="ce23">
            <text:p>25GE3268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KETCHUP</text:p>
          </table:table-cell>
          <table:table-cell office:value-type="string" table:style-name="ce23">
            <text:p>25GE3267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VERT</text:p>
          </table:table-cell>
          <table:table-cell office:value-type="string" table:style-name="ce23">
            <text:p>25GE3270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string" table:style-name="ce23">
            <text:p>25GE2951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/text:p>
          </table:table-cell>
          <table:table-cell office:value-type="string" table:style-name="ce23">
            <text:p>FARINE 1 KG</text:p>
          </table:table-cell>
          <table:table-cell office:value-type="string" table:style-name="ce23">
            <text:p>17GE5171</text:p>
          </table:table-cell>
          <table:table-cell office:value-type="float" office:value="1" table:style-name="ce23">
            <text:p>1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680" table:style-name="ce23">
            <text:p>680</text:p>
          </table:table-cell>
          <table:table-cell table:number-columns-repeated="16377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28:44Z</dc:date>
  </office:meta>
</office:document-meta>
</file>